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  <style:style style:name="ce1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rs</text:p>
          </table:table-cell>
          <table:table-cell table:style-name="ce12" office:value-type="string" calcext:value-type="string">
            <text:p>array of number</text:p>
          </table:table-cell>
          <table:table-cell table:style-name="ce12"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mester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_type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ctive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aching_mater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3:10:47.727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7T13:11:49.092000000</dc:date>
    <meta:editing-duration>PT14H10M40S</meta:editing-duration>
    <meta:editing-cycles>71</meta:editing-cycles>
    <meta:generator>LibreOffice/5.3.0.3$Windows_x86 LibreOffice_project/7074905676c47b82bbcfbea1aeefc84afe1c50e1</meta:generator>
    <meta:document-statistic meta:table-count="1" meta:cell-count="390" meta:object-count="0"/>
  </office:meta>
</office:document-meta>
</file>